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675fd" officeooo:paragraph-rsid="001675fd"/>
    </style:style>
    <style:style style:name="P2" style:family="paragraph" style:parent-style-name="Standard">
      <style:text-properties officeooo:rsid="00170bc1" officeooo:paragraph-rsid="00170bc1"/>
    </style:style>
    <style:style style:name="P3" style:family="paragraph" style:parent-style-name="Standard">
      <style:text-properties officeooo:rsid="00181ba2" officeooo:paragraph-rsid="00181ba2"/>
    </style:style>
    <style:style style:name="P4" style:family="paragraph" style:parent-style-name="Standard">
      <style:text-properties officeooo:rsid="001bb152" officeooo:paragraph-rsid="001bb152"/>
    </style:style>
    <style:style style:name="P5" style:family="paragraph" style:parent-style-name="Standard">
      <style:text-properties officeooo:rsid="002a6e3b" officeooo:paragraph-rsid="002a6e3b"/>
    </style:style>
    <style:style style:name="P6" style:family="paragraph" style:parent-style-name="Text_20_body">
      <style:text-properties officeooo:rsid="0031b84f" officeooo:paragraph-rsid="0031b84f"/>
    </style:style>
    <style:style style:name="P7" style:family="paragraph" style:parent-style-name="Text_20_body">
      <style:text-properties officeooo:rsid="003441b9" officeooo:paragraph-rsid="003441b9"/>
    </style:style>
    <style:style style:name="T1" style:family="text">
      <style:text-properties officeooo:rsid="002a6e3b"/>
    </style:style>
    <style:style style:name="T2" style:family="text">
      <style:text-properties officeooo:rsid="002a846c"/>
    </style:style>
    <style:style style:name="T3" style:family="text">
      <style:text-properties officeooo:rsid="0034395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inholaufgabe</text:p>
      <text:h text:style-name="Heading_20_1" text:outline-level="1">Berechnung</text:h>
      <text:p text:style-name="P1"/>
      <text:p text:style-name="P1"><draw:frame draw:style-name="fr1" draw:name="Objekt1" text:anchor-type="as-char" svg:y="-0.619cm" svg:width="3.348cm" svg:height="0.998cm" draw:z-index="0"><draw:object xlink:href="./Object 1" xlink:type="simple" xlink:show="embed" xlink:actuate="onLoad"/><draw:image xlink:href="./ObjectReplacements/Object 1" xlink:type="simple" xlink:show="embed" xlink:actuate="onLoad"/></draw:frame>(Jogger)</text:p>
      <text:p text:style-name="P1"><draw:frame draw:style-name="fr1" draw:name="Objekt2" text:anchor-type="as-char" svg:y="-0.628cm" svg:width="7.408cm" svg:height="1.108cm" draw:z-index="1"><draw:object xlink:href="./Object 2" xlink:type="simple" xlink:show="embed" xlink:actuate="onLoad"/><draw:image xlink:href="./ObjectReplacements/Object 2" xlink:type="simple" xlink:show="embed" xlink:actuate="onLoad"/></draw:frame>(Auto)</text:p>
      <text:p text:style-name="P2">Dabei ist <draw:frame draw:style-name="fr1" draw:name="Objekt3" text:anchor-type="as-char" svg:y="-0.377cm" svg:width="0.52cm" svg:height="0.531cm" draw:z-index="2"><draw:object xlink:href="./Object 3" xlink:type="simple" xlink:show="embed" xlink:actuate="onLoad"/><draw:image xlink:href="./ObjectReplacements/Object 3" xlink:type="simple" xlink:show="embed" xlink:actuate="onLoad"/></draw:frame><text:s/>der Weg, den der Jogger zurücklegt, bevor das Auto startet. Das Auto startet zum Zeitpunkt <draw:frame draw:style-name="fr1" draw:name="Objekt4" text:anchor-type="as-char" svg:y="-0.377cm" svg:width="0.482cm" svg:height="0.531cm" draw:z-index="3"><draw:object xlink:href="./Object 4" xlink:type="simple" xlink:show="embed" xlink:actuate="onLoad"/><draw:image xlink:href="./ObjectReplacements/Object 4" xlink:type="simple" xlink:show="embed" xlink:actuate="onLoad"/></draw:frame>, also nachdem der Jogger <draw:frame draw:style-name="fr1" draw:name="Objekt5" text:anchor-type="as-char" svg:y="-0.377cm" svg:width="0.52cm" svg:height="0.531cm" draw:z-index="4"><draw:object xlink:href="./Object 5" xlink:type="simple" xlink:show="embed" xlink:actuate="onLoad"/><draw:image xlink:href="./ObjectReplacements/Object 5" xlink:type="simple" xlink:show="embed" xlink:actuate="onLoad"/></draw:frame><text:s/>gleichförmig zurückgelegt hat.. Aus dem Weg-Zeit-Gesetz für den Jogger erhält man also</text:p>
      <text:p text:style-name="P2"><draw:frame draw:style-name="fr1" draw:name="Objekt6" text:anchor-type="as-char" svg:y="-0.683cm" svg:width="6.191cm" svg:height="1.65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>Für das Auto habe ich aus der Aufgabe das Geschwindigkeit-Zeit-Gesetz aufgestellt. Durch Integration <text:s/>(Umkehrung der Geschwindigkeitsdefinition), erhält man das Weg-Zeit-Gesetz. Bei der Integration setze ich voraus, daß der erste Teil der Autobewegung (<draw:frame draw:style-name="fr1" draw:name="Objekt7" text:anchor-type="as-char" svg:y="-0.377cm" svg:width="1cm" svg:height="0.531cm" draw:z-index="6"><draw:object xlink:href="./Object 7" xlink:type="simple" xlink:show="embed" xlink:actuate="onLoad"/><draw:image xlink:href="./ObjectReplacements/Object 7" xlink:type="simple" xlink:show="embed" xlink:actuate="onLoad"/></draw:frame> bzw. <draw:frame draw:style-name="fr1" draw:name="Objekt8" text:anchor-type="as-char" svg:y="-0.377cm" svg:width="0.923cm" svg:height="0.531cm" draw:z-index="7"><draw:object xlink:href="./Object 8" xlink:type="simple" xlink:show="embed" xlink:actuate="onLoad"/><draw:image xlink:href="./ObjectReplacements/Object 8" xlink:type="simple" xlink:show="embed" xlink:actuate="onLoad"/></draw:frame>) mit der Geschwindigkeit 0 ausgeführt wird. Daraus ergibt sich</text:p>
      <text:p text:style-name="P3"><draw:frame draw:style-name="fr1" draw:name="Objekt9" text:anchor-type="as-char" svg:y="-2.327cm" svg:width="6.008cm" svg:height="4.168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4">Das Auto holt den Jogger ein, wenn beide diegleiche Wegposition <text:span text:style-name="T1">zur gleichen Zeit </text:span>erreicht haben. Weil das nicht <text:span text:style-name="T1">geschehen kann</text:span>, solange das Auto steht, befasse ich mich nur mit dem zweiten Abschnitt der Autofahrt, also für <draw:frame draw:style-name="fr1" draw:name="Objekt10" text:anchor-type="as-char" svg:y="-0.377cm" svg:width="1cm" svg:height="0.531cm" draw:z-index="9"><draw:object xlink:href="./Object 10" xlink:type="simple" xlink:show="embed" xlink:actuate="onLoad"/><draw:image xlink:href="./ObjectReplacements/Object 10" xlink:type="simple" xlink:show="embed" xlink:actuate="onLoad"/></draw:frame><text:s/>bzw. <draw:frame draw:style-name="fr1" draw:name="Objekt11" text:anchor-type="as-char" svg:y="-0.377cm" svg:width="0.923cm" svg:height="0.531cm" draw:z-index="10"><draw:object xlink:href="./Object 11" xlink:type="simple" xlink:show="embed" xlink:actuate="onLoad"/><draw:image xlink:href="./ObjectReplacements/Object 11" xlink:type="simple" xlink:show="embed" xlink:actuate="onLoad"/></draw:frame>. Wenn <draw:frame draw:style-name="fr1" draw:name="Objekt12" text:anchor-type="as-char" svg:y="-0.377cm" svg:width="0.517cm" svg:height="0.531cm" draw:z-index="11"><draw:object xlink:href="./Object 12" xlink:type="simple" xlink:show="embed" xlink:actuate="onLoad"/><draw:image xlink:href="./ObjectReplacements/Object 12" xlink:type="simple" xlink:show="embed" xlink:actuate="onLoad"/></draw:frame><text:s/>der von Jogger zurückgelegte Weg und <draw:frame draw:style-name="fr1" draw:name="Objekt13" text:anchor-type="as-char" svg:y="-0.377cm" svg:width="0.517cm" svg:height="0.531cm" draw:z-index="12"><draw:object xlink:href="./Object 13" xlink:type="simple" xlink:show="embed" xlink:actuate="onLoad"/><draw:image xlink:href="./ObjectReplacements/Object 13" xlink:type="simple" xlink:show="embed" xlink:actuate="onLoad"/></draw:frame><text:s/>der vom Auto zurückgelegte Weg ist, dann suchen wir also den Punkt, an dem <draw:frame draw:style-name="fr1" draw:name="Objekt14" text:anchor-type="as-char" svg:y="-0.377cm" svg:width="1.187cm" svg:height="0.531cm" draw:z-index="13"><draw:object xlink:href="./Object 14" xlink:type="simple" xlink:show="embed" xlink:actuate="onLoad"/><draw:image xlink:href="./ObjectReplacements/Object 14" xlink:type="simple" xlink:show="embed" xlink:actuate="onLoad"/></draw:frame>. Diese Gleichung läßt sich für die Zeit, nach der dieser Punkt erreicht ist, so lösen:</text:p>
      <text:p text:style-name="P4"><text:soft-page-break/><draw:frame draw:style-name="fr1" draw:name="Objekt15" text:anchor-type="as-char" svg:y="-4.142cm" svg:width="17.014cm" svg:height="8.07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5">Weil das Auto erst nach 97,2 s losfährt, kann die erste Lösung nicht die gesuchte sein. <text:span text:style-name="T2">Also holt das Auto den Jogger nach 114,7 s ein. Dann haben beide den Weg </text:span><text:span text:style-name="T2"><draw:frame draw:style-name="fr1" draw:name="Objekt16" text:anchor-type="as-char" svg:y="-0.681cm" svg:width="7.25cm" svg:height="1.058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2"><text:s/>zurückgelegt. </text:span></text:p>
      <text:h text:style-name="Heading_20_1" text:outline-level="1">Grafik</text:h>
      <text:p text:style-name="P6">Man zeichnet ein Weg-Zeit-Diagramm groß genug, daß alle interessanten Punkte in die Grafik eingeschlossen sind, z.B. eine Zeitachse von 0 bis 120 s und eine Wegachse von 0 bis <text:span text:style-name="T3">250</text:span> m. Die Gerade für den Läufer beginnt im Nullpunkt und geht durch einen beliebigen Punkt, den man mit dem Weg-Zeit-Gesetz <text:span text:style-name="T3">des Joggers </text:span>berechnen kann. Für die quadratische Parabel <text:span text:style-name="T3">(Weg-Zeit-Gesetz des Autos nach dem Start) </text:span>kann man eine Wertetabelle aufstellen, die dicht genug ist, um die gewünschte Genauigkeit zu erreichen. Die berechneten Punkte trägt man in das Diagramm ein und verbindet sie gl<text:span text:style-name="T3">a</text:span>tt oder durch Geradenstücke. <text:span text:style-name="T3">Der Schnittpunkt beider Graphen ergibt die Weg und Zeit beim Einholen.</text:span></text:p>
      <text:p text:style-name="P7">Die Zeichnungen können mit der App im Ordner std/lib angezeigt werden, wenn sie für dein Betriebssystem existieren. Sonst kannst du sie aus dem Quellcode in dem Ordner std kompilier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2:08:34.635146481</meta:creation-date>
    <dc:date>2019-02-24T17:20:18.346584017</dc:date>
    <meta:editing-duration>PT1H21M4S</meta:editing-duration>
    <meta:editing-cycles>11</meta:editing-cycles>
    <meta:generator>LibreOffice/6.1.3.2$Linux_X86_64 LibreOffice_project/10$Build-2</meta:generator>
    <meta:document-statistic meta:table-count="0" meta:image-count="0" meta:object-count="16" meta:page-count="2" meta:paragraph-count="14" meta:word-count="325" meta:character-count="2056" meta:non-whitespace-character-count="1734"/>
  </office:meta>
</office:document-meta>
</file>

<file path=Object 1/content.xml><?xml version="1.0" encoding="utf-8"?>
<math xmlns="http://www.w3.org/1998/Math/MathML" display="block">
  <semantics>
    <mrow>
      <mrow>
        <msub>
          <mi>v</mi>
          <mn>1</mn>
        </msub>
        <mo stretchy="false">=</mo>
        <mn>7,2</mn>
      </mrow>
      <mfrac>
        <mi mathvariant="italic">km</mi>
        <mi>h</mi>
      </mfrac>
      <mi>,</mi>
      <mrow>
        <mi>s</mi>
        <mo stretchy="false">=</mo>
        <msub>
          <mi>v</mi>
          <mn>1</mn>
        </msub>
      </mrow>
      <mi>t</mi>
    </mrow>
    <annotation encoding="StarMath 5.0">v sub 1 = 7,2 km over h, s = v sub 1 t</annotation>
  </semantics>
</math>
</file>

<file path=Object 10/content.xml><?xml version="1.0" encoding="utf-8"?>
<math xmlns="http://www.w3.org/1998/Math/MathML" display="block">
  <semantics>
    <mrow>
      <mi>s</mi>
      <mo stretchy="false">&gt;</mo>
      <msub>
        <mi>s</mi>
        <mn>0</mn>
      </msub>
    </mrow>
    <annotation encoding="StarMath 5.0">s &gt; s sub 0</annotation>
  </semantics>
</math>
</file>

<file path=Object 11/content.xml><?xml version="1.0" encoding="utf-8"?>
<math xmlns="http://www.w3.org/1998/Math/MathML" display="block">
  <semantics>
    <mrow>
      <mi>t</mi>
      <mo stretchy="false">&gt;</mo>
      <msub>
        <mi>t</mi>
        <mn>0</mn>
      </msub>
    </mrow>
    <annotation encoding="StarMath 5.0">t &gt; t sub 0</annotation>
  </semantics>
</math>
</file>

<file path=Object 12/content.xml><?xml version="1.0" encoding="utf-8"?>
<math xmlns="http://www.w3.org/1998/Math/MathML" display="block">
  <semantics>
    <msub>
      <mi>s</mi>
      <mn>1</mn>
    </msub>
    <annotation encoding="StarMath 5.0">s sub 1</annotation>
  </semantics>
</math>
</file>

<file path=Object 13/content.xml><?xml version="1.0" encoding="utf-8"?>
<math xmlns="http://www.w3.org/1998/Math/MathML" display="block">
  <semantics>
    <msub>
      <mi>s</mi>
      <mn>2</mn>
    </msub>
    <annotation encoding="StarMath 5.0">s sub 2</annotation>
  </semantics>
</math>
</file>

<file path=Object 14/content.xml><?xml version="1.0" encoding="utf-8"?>
<math xmlns="http://www.w3.org/1998/Math/MathML" display="block">
  <semantics>
    <mrow>
      <msub>
        <mi>s</mi>
        <mn>1</mn>
      </msub>
      <mo stretchy="false">=</mo>
      <msub>
        <mi>s</mi>
        <mn>2</mn>
      </msub>
    </mrow>
    <annotation encoding="StarMath 5.0">s sub 1 = s sub 2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row>
              <msub>
                <mi>s</mi>
                <mn>1</mn>
              </msub>
              <mo stretchy="false">=</mo>
              <msub>
                <mi>v</mi>
                <mn>1</mn>
              </msub>
            </mrow>
            <mi>t</mi>
          </mrow>
        </mtd>
        <mtd>
          <mrow>
            <mspace width="0.5em"/>
            <mo stretchy="false">=</mo>
            <mspace width="0.5em"/>
          </mrow>
        </mtd>
        <mtd columnalign="left">
          <mrow>
            <mfrac>
              <msub>
                <mi>a</mi>
                <mn>2</mn>
              </msub>
              <mn>2</mn>
            </mfrac>
            <mrow>
              <msup>
                <mrow>
                  <mo fence="true" stretchy="false">(</mo>
                  <mrow>
                    <mrow>
                      <mi>t</mi>
                      <mo stretchy="false">−</mo>
                      <msub>
                        <mi>t</mi>
                        <mn>0</mn>
                      </msub>
                    </mrow>
                  </mrow>
                  <mo fence="true" stretchy="false">)</mo>
                </mrow>
                <mn>2</mn>
              </msup>
              <mo stretchy="false">=</mo>
              <msub>
                <mi>s</mi>
                <mn>2</mn>
              </msub>
            </mrow>
          </mrow>
        </mtd>
      </mtr>
      <mtr>
        <mtd columnalign="right">
          <mn>0</mn>
        </mtd>
        <mtd>
          <mrow>
            <mspace width="0.5em"/>
            <mo stretchy="false">=</mo>
            <mspace width="0.5em"/>
          </mrow>
        </mtd>
        <mtd columnalign="left">
          <mrow>
            <mfrac>
              <msub>
                <mi>a</mi>
                <mn>2</mn>
              </msub>
              <mn>2</mn>
            </mfrac>
            <mrow>
              <msup>
                <mi>t</mi>
                <mn>2</mn>
              </msup>
              <mo stretchy="false">−</mo>
              <msub>
                <mi>a</mi>
                <mn>2</mn>
              </msub>
            </mrow>
            <mi>t</mi>
            <mrow>
              <msub>
                <mi>t</mi>
                <mn>0</mn>
              </msub>
              <mo stretchy="false">+</mo>
              <mfrac>
                <msub>
                  <mi>a</mi>
                  <mn>2</mn>
                </msub>
                <mn>2</mn>
              </mfrac>
            </mrow>
            <mrow>
              <msubsup>
                <mi>t</mi>
                <mn>0</mn>
                <mn>2</mn>
              </msubsup>
              <mo stretchy="false">−</mo>
              <msub>
                <mi>v</mi>
                <mn>1</mn>
              </msub>
            </mrow>
            <mrow>
              <mi>t</mi>
              <mo stretchy="false">=</mo>
              <mfrac>
                <msub>
                  <mi>a</mi>
                  <mn>2</mn>
                </msub>
                <mn>2</mn>
              </mfrac>
            </mrow>
            <mrow>
              <msup>
                <mi>t</mi>
                <mn>2</mn>
              </msup>
              <mo stretchy="false">−</mo>
              <mrow>
                <mo fence="true" stretchy="false">(</mo>
                <mrow>
                  <mrow>
                    <msub>
                      <mi>a</mi>
                      <mn>2</mn>
                    </msub>
                    <mrow>
                      <msub>
                        <mi>t</mi>
                        <mn>0</mn>
                      </msub>
                      <mo stretchy="false">+</mo>
                      <msub>
                        <mi>v</mi>
                        <mn>1</mn>
                      </msub>
                    </mrow>
                  </mrow>
                </mrow>
                <mo fence="true" stretchy="false">)</mo>
              </mrow>
            </mrow>
            <mrow>
              <mi>t</mi>
              <mo stretchy="false">+</mo>
              <mfrac>
                <msub>
                  <mi>a</mi>
                  <mn>2</mn>
                </msub>
                <mn>2</mn>
              </mfrac>
            </mrow>
            <msubsup>
              <mi>t</mi>
              <mn>0</mn>
              <mn>2</mn>
            </msubsup>
          </mrow>
        </mtd>
      </mtr>
      <mtr>
        <mtd columnalign="right">
          <mn>0</mn>
        </mtd>
        <mtd>
          <mrow>
            <mspace width="0.5em"/>
            <mo stretchy="false">=</mo>
            <mspace width="0.5em"/>
          </mrow>
        </mtd>
        <mtd columnalign="left">
          <mrow>
            <mrow>
              <msup>
                <mi>t</mi>
                <mn>2</mn>
              </msup>
              <mo stretchy="false">−</mo>
              <mrow>
                <mo fence="true" stretchy="false">(</mo>
                <mrow>
                  <mrow>
                    <mn>2</mn>
                    <mrow>
                      <msub>
                        <mi>t</mi>
                        <mn>0</mn>
                      </msub>
                      <mo stretchy="false">+</mo>
                      <mn>2</mn>
                    </mrow>
                    <mfrac>
                      <msub>
                        <mi>v</mi>
                        <mn>1</mn>
                      </msub>
                      <msub>
                        <mi>a</mi>
                        <mn>2</mn>
                      </msub>
                    </mfrac>
                  </mrow>
                </mrow>
                <mo fence="true" stretchy="false">)</mo>
              </mrow>
            </mrow>
            <mrow>
              <mi>t</mi>
              <mo stretchy="false">+</mo>
              <msubsup>
                <mi>t</mi>
                <mn>0</mn>
                <mn>2</mn>
              </msubsup>
            </mrow>
          </mrow>
        </mtd>
      </mtr>
      <mtr>
        <mtd columnalign="right">
          <mn>0</mn>
        </mtd>
        <mtd>
          <mrow>
            <mspace width="0.5em"/>
            <mo stretchy="false">=</mo>
            <mspace width="0.5em"/>
          </mrow>
        </mtd>
        <mtd columnalign="left">
          <mrow>
            <mrow>
              <msup>
                <mi>t</mi>
                <mn>2</mn>
              </msup>
              <mo stretchy="false">−</mo>
              <mn>2</mn>
            </mrow>
            <mrow>
              <mo fence="true" stretchy="false">(</mo>
              <mrow>
                <mrow>
                  <msub>
                    <mi>t</mi>
                    <mn>0</mn>
                  </msub>
                  <mo stretchy="false">+</mo>
                  <mfrac>
                    <msub>
                      <mi>v</mi>
                      <mn>1</mn>
                    </msub>
                    <msub>
                      <mi>a</mi>
                      <mn>2</mn>
                    </msub>
                  </mfrac>
                </mrow>
              </mrow>
              <mo fence="true" stretchy="false">)</mo>
            </mrow>
            <mrow>
              <mi>t</mi>
              <mo stretchy="false">+</mo>
              <msubsup>
                <mi>t</mi>
                <mn>0</mn>
                <mn>2</mn>
              </msubsup>
            </mrow>
          </mrow>
        </mtd>
      </mtr>
      <mtr>
        <mtd columnalign="right">
          <mi>t</mi>
        </mtd>
        <mtd>
          <mrow>
            <mspace width="0.5em"/>
            <mo stretchy="false">=</mo>
            <mspace width="0.5em"/>
          </mrow>
        </mtd>
        <mtd columnalign="left">
          <mrow>
            <mrow>
              <mrow>
                <msub>
                  <mi>t</mi>
                  <mn>0</mn>
                </msub>
                <mo stretchy="false">+</mo>
                <mfrac>
                  <msub>
                    <mi>v</mi>
                    <mn>1</mn>
                  </msub>
                  <msub>
                    <mi>a</mi>
                    <mn>2</mn>
                  </msub>
                </mfrac>
                <mo stretchy="false">±</mo>
                <msqrt>
                  <mrow>
                    <msup>
                      <mrow>
                        <mo fence="true" stretchy="true">(</mo>
                        <mrow>
                          <mrow>
                            <msub>
                              <mi>t</mi>
                              <mn>0</mn>
                            </msub>
                            <mo stretchy="false">+</mo>
                            <mfrac>
                              <msub>
                                <mi>v</mi>
                                <mn>1</mn>
                              </msub>
                              <msub>
                                <mi>a</mi>
                                <mn>2</mn>
                              </msub>
                            </mfrac>
                          </mrow>
                        </mrow>
                        <mo fence="true" stretchy="true">)</mo>
                      </mrow>
                      <mn>2</mn>
                    </msup>
                    <mo stretchy="false">−</mo>
                    <msubsup>
                      <mi>t</mi>
                      <mn>0</mn>
                      <mn>2</mn>
                    </msubsup>
                  </mrow>
                </msqrt>
              </mrow>
              <mo stretchy="false">=</mo>
              <mn>97,2</mn>
            </mrow>
            <mrow>
              <mi>s</mi>
              <mo stretchy="false">+</mo>
              <mfrac>
                <mrow>
                  <mrow>
                    <mn>7,2</mn>
                    <mo stretchy="false">⋅</mo>
                    <msup>
                      <mn>10</mn>
                      <mn>3</mn>
                    </msup>
                  </mrow>
                  <mfrac>
                    <mi>m</mi>
                    <mrow>
                      <mn>3600</mn>
                      <mi>s</mi>
                    </mrow>
                  </mfrac>
                </mrow>
                <mrow>
                  <mn>1,5</mn>
                  <mfrac>
                    <mi>m</mi>
                    <msup>
                      <mi>s</mi>
                      <mn>2</mn>
                    </msup>
                  </mfrac>
                </mrow>
              </mfrac>
              <mo stretchy="false">±</mo>
              <msqrt>
                <mrow>
                  <msup>
                    <mrow>
                      <mo fence="true" stretchy="true">(</mo>
                      <mrow>
                        <mrow>
                          <mn>97,2</mn>
                          <mrow>
                            <mi>s</mi>
                            <mo stretchy="false">+</mo>
                            <mfrac>
                              <mrow>
                                <mrow>
                                  <mn>7,2</mn>
                                  <mo stretchy="false">⋅</mo>
                                  <msup>
                                    <mn>10</mn>
                                    <mn>3</mn>
                                  </msup>
                                </mrow>
                                <mfrac>
                                  <mi>m</mi>
                                  <mrow>
                                    <mn>3600</mn>
                                    <mi>s</mi>
                                  </mrow>
                                </mfrac>
                              </mrow>
                              <mrow>
                                <mn>1,5</mn>
                                <mfrac>
                                  <mi>m</mi>
                                  <msup>
                                    <mi>s</mi>
                                    <mn>2</mn>
                                  </msup>
                                </mfrac>
                              </mrow>
                            </mfrac>
                          </mrow>
                        </mrow>
                      </mrow>
                      <mo fence="true" stretchy="true">)</mo>
                    </mrow>
                    <mn>2</mn>
                  </msup>
                  <mo stretchy="false">−</mo>
                  <msup>
                    <mrow>
                      <mo fence="true" stretchy="false">(</mo>
                      <mrow>
                        <mrow>
                          <mn>97,2</mn>
                          <mi>s</mi>
                        </mrow>
                      </mrow>
                      <mo fence="true" stretchy="false">)</mo>
                    </mrow>
                    <mn>2</mn>
                  </msup>
                </mrow>
              </msqrt>
            </mrow>
          </mrow>
        </mtd>
      </mtr>
      <mtr>
        <mtd columnalign="right">
          <mi>t</mi>
        </mtd>
        <mtd>
          <mrow>
            <mspace width="0.5em"/>
            <mo stretchy="false">=</mo>
            <mspace width="0.5em"/>
          </mrow>
        </mtd>
        <mtd columnalign="left">
          <mrow>
            <mn>98,535</mn>
            <mrow>
              <mi>s</mi>
              <mo stretchy="false">±</mo>
              <mn>16.155</mn>
            </mrow>
            <mrow>
              <mi>s</mi>
              <mo stretchy="false">=</mo>
              <mrow>
                <mo fence="true" stretchy="false">{</mo>
                <mrow>
                  <mtable>
                    <mtr>
                      <mtd>
                        <mrow>
                          <mn>82,38</mn>
                          <mrow>
                            <mi>s</mi>
                            <mo stretchy="false">=</mo>
                            <mn>0,0228</mn>
                          </mrow>
                          <mi>h</mi>
                        </mrow>
                      </mtd>
                    </mtr>
                    <mtr>
                      <mtd>
                        <mrow>
                          <mn>114,689</mn>
                          <mrow>
                            <mi>s</mi>
                            <mo stretchy="false">=</mo>
                            <mn>0,0319</mn>
                          </mrow>
                          <mi>h</mi>
                        </mrow>
                      </mtd>
                    </mtr>
                  </mtable>
                </mrow>
                <mo fence="true" stretchy="false">}</mo>
              </mrow>
            </mrow>
          </mrow>
        </mtd>
      </mtr>
    </mtable>
    <annotation encoding="StarMath 5.0">matrix{alignl s sub 1 = v sub 1 t # `=` # alignl a sub 2 over 2 ( t - t sub 0 ) sup 2 = s sub 2 ##
  alignr 0 # `=` # alignl a sub 2 over 2t sup 2 - a sub 2 t t sub 0 + a sub 2 over 2 t sub 0 sup 2 - v sub 1 t = a sub 2 over 2 t sup 2-( a sub 2 t sub 0 + v sub 1 )t + a sub 2 over 2 t sub 0 sup 2 ##
  alignr 0 # `=` #  alignl t sup 2 - ( 2 t sub 0 + 2 v sub 1 over a sub 2 )t + t sub 0 sup 2 ##
  alignr 0 # `=` # alignl t sup 2 - 2 ( t sub 0 + v sub 1 over a sub 2 )t + t sub 0 sup 2 ##
  alignr t # `=` # alignl t sub 0 + v sub 1 over a sub 2 +- sqrt{ left( t sub 0 + v sub 1 over a sub 2 right) sup 2 - t sub 0 sup 2 } = 97,2 s + {7,2 cdot 10 sup 3 m over {3600 s}} over {1,5 m over s sup 2} +- sqrt{ left( 97,2 s + {7,2 cdot 10 sup 3 m over {3600 s}} over {1,5 m over s sup 2} right) sup 2 - (97,2 s) sup 2} ##
  alignr t # `=` # alignl 98,535 s +- 16.155 s = lbrace matrix { 82,38 s = 0,0228 h ## 114,689 s = 0,0319 h } rbrace }
</annotation>
  </semantics>
</math>
</file>

<file path=Object 16/content.xml><?xml version="1.0" encoding="utf-8"?>
<math xmlns="http://www.w3.org/1998/Math/MathML" display="block">
  <semantics>
    <mrow>
      <mrow>
        <msub>
          <mi>s</mi>
          <mn>1</mn>
        </msub>
        <mo stretchy="false">=</mo>
        <msub>
          <mi>v</mi>
          <mn>1</mn>
        </msub>
      </mrow>
      <mrow>
        <mi>t</mi>
        <mo stretchy="false">=</mo>
        <mrow>
          <mfrac>
            <mrow>
              <mn>7,2</mn>
              <mo stretchy="false">⋅</mo>
              <mrow>
                <msup>
                  <mn>10</mn>
                  <mn>3</mn>
                </msup>
                <mi>m</mi>
              </mrow>
            </mrow>
            <mrow>
              <mn>3600</mn>
              <mi>s</mi>
            </mrow>
          </mfrac>
          <mo stretchy="false">⋅</mo>
          <mn>114,689</mn>
        </mrow>
      </mrow>
      <mrow>
        <mi>s</mi>
        <mo stretchy="false">=</mo>
        <mn>229,378</mn>
      </mrow>
      <mi>m</mi>
    </mrow>
    <annotation encoding="StarMath 5.0">s sub 1 = v sub 1 t = 7,2 cdot {10 sup 3 m} over {3600 s} cdot 114,689 s = 229,378 m</annotation>
  </semantics>
</math>
</file>

<file path=Object 2/content.xml><?xml version="1.0" encoding="utf-8"?>
<math xmlns="http://www.w3.org/1998/Math/MathML" display="block">
  <semantics>
    <mrow>
      <mrow>
        <msub>
          <mi>a</mi>
          <mn>2</mn>
        </msub>
        <mo stretchy="false">=</mo>
        <mn>1,5</mn>
      </mrow>
      <mfrac>
        <mi>m</mi>
        <msup>
          <mi>s</mi>
          <mn>2</mn>
        </msup>
      </mfrac>
      <mi>,</mi>
      <mrow>
        <msub>
          <mi>s</mi>
          <mn>0</mn>
        </msub>
        <mo stretchy="false">=</mo>
        <mn>200</mn>
      </mrow>
      <mi>m</mi>
      <mi>,</mi>
      <mrow>
        <mo fence="true" stretchy="false">{</mo>
        <mrow>
          <mtable>
            <mtr>
              <mtd columnalign="left">
                <mrow>
                  <mrow>
                    <mi>v</mi>
                    <mo stretchy="false">=</mo>
                    <mn>0,</mn>
                  </mrow>
                  <mrow>
                    <mi>s</mi>
                    <mo stretchy="false">&lt;</mo>
                    <msub>
                      <mi>s</mi>
                      <mn>0</mn>
                    </msub>
                  </mrow>
                </mrow>
              </mtd>
            </mtr>
            <mtr>
              <mtd>
                <mrow>
                  <mrow>
                    <mi>v</mi>
                    <mo stretchy="false">=</mo>
                    <msub>
                      <mi>a</mi>
                      <mn>2</mn>
                    </msub>
                  </mrow>
                  <mrow>
                    <mo fence="true" stretchy="false">(</mo>
                    <mrow>
                      <mrow>
                        <mi>t</mi>
                        <mo stretchy="false">−</mo>
                        <msub>
                          <mi>t</mi>
                          <mn>0</mn>
                        </msub>
                      </mrow>
                    </mrow>
                    <mo fence="true" stretchy="false">)</mo>
                  </mrow>
                  <mi>,</mi>
                  <mrow>
                    <mi>s</mi>
                    <mo stretchy="false">≥</mo>
                    <msub>
                      <mi>s</mi>
                      <mn>0</mn>
                    </msub>
                  </mrow>
                </mrow>
              </mtd>
            </mtr>
          </mtable>
        </mrow>
        <mo fence="true" stretchy="false">}</mo>
      </mrow>
    </mrow>
    <annotation encoding="StarMath 5.0">a sub 2 = 1,5 {m over s sup 2}, s sub 0 = 200 m,  lbrace matrix{alignl v = 0, s &lt; s sub 0 ## v = a sub 2 (t - t sub 0), s &gt;= s sub 0} rbrace</annotation>
  </semantics>
</math>
</file>

<file path=Object 3/content.xml><?xml version="1.0" encoding="utf-8"?>
<math xmlns="http://www.w3.org/1998/Math/MathML" display="block">
  <semantics>
    <msub>
      <mi>s</mi>
      <mn>0</mn>
    </msub>
    <annotation encoding="StarMath 5.0">s sub 0</annotation>
  </semantics>
</math>
</file>

<file path=Object 4/content.xml><?xml version="1.0" encoding="utf-8"?>
<math xmlns="http://www.w3.org/1998/Math/MathML" display="block">
  <semantics>
    <msub>
      <mi>t</mi>
      <mn>0</mn>
    </msub>
    <annotation encoding="StarMath 5.0">t sub 0</annotation>
  </semantics>
</math>
</file>

<file path=Object 5/content.xml><?xml version="1.0" encoding="utf-8"?>
<math xmlns="http://www.w3.org/1998/Math/MathML" display="block">
  <semantics>
    <msub>
      <mi>s</mi>
      <mn>0</mn>
    </msub>
    <annotation encoding="StarMath 5.0">s sub 0</annotation>
  </semantics>
</math>
</file>

<file path=Object 6/content.xml><?xml version="1.0" encoding="utf-8"?>
<math xmlns="http://www.w3.org/1998/Math/MathML" display="block">
  <semantics>
    <mrow>
      <mrow>
        <msub>
          <mi>t</mi>
          <mn>0</mn>
        </msub>
        <mo stretchy="false">=</mo>
        <mfrac>
          <msub>
            <mi>s</mi>
            <mn>0</mn>
          </msub>
          <msub>
            <mi>v</mi>
            <mn>1</mn>
          </msub>
        </mfrac>
        <mo stretchy="false">=</mo>
        <mfrac>
          <mrow>
            <mn>200</mn>
            <mi>m</mi>
          </mrow>
          <mrow>
            <mn>7,2</mn>
            <mfrac>
              <mrow>
                <msup>
                  <mn>10</mn>
                  <mn>3</mn>
                </msup>
                <mi>m</mi>
              </mrow>
              <mi>h</mi>
            </mfrac>
          </mrow>
        </mfrac>
        <mo stretchy="false">=</mo>
        <mn>0,027</mn>
      </mrow>
      <mrow>
        <mi>h</mi>
        <mo stretchy="false">=</mo>
        <mn>97,2</mn>
      </mrow>
      <mi>s</mi>
    </mrow>
    <annotation encoding="StarMath 5.0">t sub 0 = s sub 0 over v sub 1 = {200 m} over {7,2 { 10 sup 3 m } over h} = 0,027 h = 97,2 s</annotation>
  </semantics>
</math>
</file>

<file path=Object 7/content.xml><?xml version="1.0" encoding="utf-8"?>
<math xmlns="http://www.w3.org/1998/Math/MathML" display="block">
  <semantics>
    <mrow>
      <mi>s</mi>
      <mo stretchy="false">&lt;</mo>
      <msub>
        <mi>s</mi>
        <mn>0</mn>
      </msub>
    </mrow>
    <annotation encoding="StarMath 5.0">s &lt; s sub 0</annotation>
  </semantics>
</math>
</file>

<file path=Object 8/content.xml><?xml version="1.0" encoding="utf-8"?>
<math xmlns="http://www.w3.org/1998/Math/MathML" display="block">
  <semantics>
    <mrow>
      <mi>t</mi>
      <mo stretchy="false">&lt;</mo>
      <msub>
        <mi>t</mi>
        <mn>0</mn>
      </msub>
    </mrow>
    <annotation encoding="StarMath 5.0">t &lt; t sub 0</annotation>
  </semantics>
</math>
</file>

<file path=Object 9/content.xml><?xml version="1.0" encoding="utf-8"?>
<math xmlns="http://www.w3.org/1998/Math/MathML" display="block">
  <semantics>
    <mtable>
      <mtr>
        <mtd>
          <mi>s</mi>
        </mtd>
        <mtd>
          <mrow>
            <mspace width="0.5em"/>
            <mo stretchy="false">=</mo>
            <mspace width="0.5em"/>
          </mrow>
        </mtd>
        <mtd>
          <mrow>
            <mrow>
              <munderover>
                <mo stretchy="false">∫</mo>
                <mn>0</mn>
                <mi>t</mi>
              </munderover>
              <mi>v</mi>
            </mrow>
            <mi>d</mi>
            <mrow>
              <mi>τ</mi>
              <mo stretchy="false">=</mo>
              <mrow>
                <mo fence="true" stretchy="false">{</mo>
                <mrow>
                  <mtable>
                    <mtr>
                      <mtd>
                        <mrow>
                          <mrow>
                            <munderover>
                              <mo stretchy="false">∫</mo>
                              <mn>0</mn>
                              <mi>t</mi>
                            </munderover>
                            <mn>0</mn>
                          </mrow>
                          <mi>d</mi>
                          <mi>τ</mi>
                          <mi>,</mi>
                          <mrow>
                            <mi>t</mi>
                            <mo stretchy="false">&lt;</mo>
                            <msub>
                              <mi>t</mi>
                              <mn>0</mn>
                            </msub>
                          </mrow>
                        </mrow>
                      </mtd>
                    </mtr>
                    <mtr>
                      <mtd>
                        <mrow>
                          <mrow>
                            <munderover>
                              <mo stretchy="false">∫</mo>
                              <mn>0</mn>
                              <msub>
                                <mi>t</mi>
                                <mn>0</mn>
                              </msub>
                            </munderover>
                            <mn>0</mn>
                          </mrow>
                          <mi>d</mi>
                          <mrow>
                            <mi>τ</mi>
                            <mo stretchy="false">+</mo>
                            <mrow>
                              <munderover>
                                <mo stretchy="false">∫</mo>
                                <msub>
                                  <mi>t</mi>
                                  <mn>0</mn>
                                </msub>
                                <mi>t</mi>
                              </munderover>
                              <mi>v</mi>
                            </mrow>
                          </mrow>
                          <mi>d</mi>
                          <mi>τ</mi>
                        </mrow>
                      </mtd>
                    </mtr>
                  </mtable>
                </mrow>
                <mo fence="true" stretchy="false">}</mo>
              </mrow>
            </mrow>
          </mrow>
        </mtd>
      </mtr>
      <mtr>
        <mtd>
          <mi>s</mi>
        </mtd>
        <mtd>
          <mrow>
            <mspace width="0.5em"/>
            <mo stretchy="false">=</mo>
            <mspace width="0.5em"/>
          </mrow>
        </mtd>
        <mtd>
          <mrow>
            <mspace width="0.5em"/>
            <mrow>
              <mo fence="true" stretchy="false">{</mo>
              <mrow>
                <mtable>
                  <mtr>
                    <mtd>
                      <mrow>
                        <mn>0,</mn>
                        <mrow>
                          <mi>t</mi>
                          <mo stretchy="false">≤</mo>
                          <msub>
                            <mi>t</mi>
                            <mn>0</mn>
                          </msub>
                        </mrow>
                      </mrow>
                    </mtd>
                  </mtr>
                  <mtr>
                    <mtd>
                      <mrow>
                        <mfrac>
                          <msub>
                            <mi>a</mi>
                            <mn>2</mn>
                          </msub>
                          <mn>2</mn>
                        </mfrac>
                        <msup>
                          <mrow>
                            <mo fence="true" stretchy="false">(</mo>
                            <mrow>
                              <mrow>
                                <mi>t</mi>
                                <mo stretchy="false">−</mo>
                                <msub>
                                  <mi>t</mi>
                                  <mn>0</mn>
                                </msub>
                              </mrow>
                            </mrow>
                            <mo fence="true" stretchy="false">)</mo>
                          </mrow>
                          <mn>2,</mn>
                        </msup>
                        <mrow>
                          <mi>t</mi>
                          <mo stretchy="false">&gt;</mo>
                          <msub>
                            <mi>t</mi>
                            <mn>0</mn>
                          </msub>
                        </mrow>
                      </mrow>
                    </mtd>
                  </mtr>
                </mtable>
              </mrow>
              <mo fence="true" stretchy="false">}</mo>
            </mrow>
          </mrow>
        </mtd>
      </mtr>
    </mtable>
    <annotation encoding="StarMath 5.0">matrix{ s # `=` # int from{0} to{t}  v d%tau = lbrace matrix{ int from{0} to {t} 0 d %tau, t &lt; t sub 0 ## int from{0} to{t sub 0} 0 d %tau + int from{t sub 0} to{t} v d %tau} rbrace ##
s # `=` # ` lbrace matrix {0, t &lt;= t sub 0 ## a sub 2 over 2 (t - t sub 0) sup 2, t &gt; t sub 0} rbrace}</annotation>
  </semantics>
</math>
</file>